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6cm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35.1cm" svg:x="1cm" svg:y="5.9cm">
          <text:p/>
          <draw:enhanced-geometry svg:viewBox="0 0 21600 21600" draw:type="rectangle" draw:enhanced-path="M 0 0 L 21600 0 21600 21600 0 21600 0 0 Z N"/>
        </draw:custom-shape>
        <draw:custom-shape draw:name="northarrow" draw:style-name="gr1" draw:text-style-name="P1" draw:layer="Ebene4" svg:width="2.4cm" svg:height="2.1cm" svg:x="26.3cm" svg:y="3.5cm">
          <text:p/>
          <draw:enhanced-geometry svg:viewBox="0 0 21600 21600" draw:type="rectangle" draw:enhanced-path="M 0 0 L 21600 0 21600 21600 0 21600 0 0 Z N"/>
        </draw:custom-shape>
        <draw:frame draw:name="title" draw:style-name="gr2" draw:text-style-name="P2" draw:layer="Ebene4" svg:width="7.9cm" svg:height="1.85cm" svg:x="1cm" svg:y="1.05cm">
          <draw:text-box>
            <text:p text:style-name="P2"><text:span text:style-name="T1">Titel</text:span></text:p>
          </draw:text-box>
        </draw:frame>
        <draw:frame draw:name="scale" draw:style-name="gr3" draw:layer="Ebene4" svg:width="7.8cm" svg:height="1.55cm" svg:x="1.4cm" svg:y="4.1cm">
          <draw:text-box>
            <text:p>Sca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16T08:14:08</meta:creation-date>
    <dc:date>2013-04-16T08:25:38</dc:date>
    <dc:creator>Stefan </dc:creator>
    <meta:editing-duration>PT8M3S</meta:editing-duration>
    <meta:editing-cycles>2</meta:editing-cycles>
    <meta:generator>LibreOffice/3.5$Linux_X86_64 LibreOffice_project/350m1$Build-2</meta:generator>
    <meta:document-statistic meta:object-count="4"/>
  </office:meta>
</office:document-meta>
</file>